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pl" fo:country="PL" officeooo:paragraph-rsid="000a649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649a" officeooo:paragraph-rsid="000a64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pt" fo:language="pl" fo:country="PL" fo:font-weight="bold" officeooo:rsid="000a649a" officeooo:paragraph-rsid="000a649a" style:font-size-asian="1pt" style:font-weight-asian="bold" style:font-size-complex="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bold" officeooo:rsid="0016cb70" officeooo:paragraph-rsid="0019f415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19f41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4b47a" officeooo:paragraph-rsid="0014b47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4b47a" officeooo:paragraph-rsid="00246db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000000" style:font-name="Liberation Serif" fo:font-size="15pt" fo:language="pl" fo:country="P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15pt" fo:language="pl" fo:country="P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5pt" fo:language="pl" fo:country="PL" fo:font-weight="bold" officeooo:rsid="000a649a" officeooo:paragraph-rsid="000a649a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4b47a" officeooo:paragraph-rsid="001de3a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fo:font-size="14pt" fo:language="pl" fo:country="PL" fo:font-weight="bold" officeooo:rsid="001de3a1" officeooo:paragraph-rsid="001de3a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14pt" fo:language="pl" fo:country="PL" fo:font-weight="normal" officeooo:rsid="0014b47a" officeooo:paragraph-rsid="0014b47a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5pt" fo:letter-spacing="normal" fo:language="pl" fo:country="PL" fo:font-style="norma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9" style:family="paragraph" style:parent-style-name="Heading_20_3">
      <style:paragraph-properties fo:text-align="center" style:justify-single-word="false"/>
      <style:text-properties fo:font-variant="normal" fo:text-transform="none" fo:color="#000000" style:font-name="Liberation Serif" fo:font-size="15pt" fo:letter-spacing="normal" fo:language="pl" fo:country="PL" fo:font-style="norma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color="#000000" style:font-name="Liberation Serif" fo:font-size="18pt" fo:language="pl" fo:country="PL" fo:font-weight="bold" officeooo:rsid="000a649a" officeooo:paragraph-rsid="000a649a" style:font-size-asian="18pt" style:font-weight-asian="bold" style:font-size-complex="18pt" style:font-weight-complex="bold"/>
    </style:style>
    <style:style style:name="T1" style:family="text">
      <style:text-properties officeooo:rsid="000a649a"/>
    </style:style>
    <style:style style:name="T2" style:family="text">
      <style:text-properties fo:font-weight="normal" officeooo:rsid="000a649a" style:font-weight-asian="normal" style:font-weight-complex="normal"/>
    </style:style>
    <style:style style:name="T3" style:family="text">
      <style:text-properties fo:font-weight="normal" officeooo:rsid="00105792" style:font-weight-asian="normal" style:font-weight-complex="normal"/>
    </style:style>
    <style:style style:name="T4" style:family="text">
      <style:text-properties fo:font-weight="normal" officeooo:rsid="001d591e" style:font-weight-asian="normal" style:font-weight-complex="normal"/>
    </style:style>
    <style:style style:name="T5" style:family="text">
      <style:text-properties fo:font-variant="normal" fo:text-transform="none" fo:letter-spacing="normal" fo:font-style="normal" style:text-underline-style="none" fo:background-color="#fffffe" loext:char-shading-value="0"/>
    </style:style>
    <style:style style:name="T6" style:family="text">
      <style:text-properties officeooo:rsid="001d591e"/>
    </style:style>
    <style:style style:name="T7" style:family="text">
      <style:text-properties officeooo:rsid="001fc612"/>
    </style:style>
    <style:style style:name="T8" style:family="text">
      <style:text-properties officeooo:rsid="00230747"/>
    </style:style>
    <style:style style:name="T9" style:family="text">
      <style:text-properties officeooo:rsid="0023639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ge" style:horizontal-pos="from-left" style:horizontal-rel="page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ct2" text:anchor-type="page" text:anchor-page-number="2" svg:x="0.748in" svg:y="6.5528in" svg:width="6.8484in" svg:height="2.1602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11">Jakub Rozenbajger, 228078</text:p>
      <text:p text:style-name="P12"/>
      <text:h text:style-name="P20" text:outline-level="1"><text:span text:style-name="T5">Metaheurystyki w rozwiązywaniu problemów</text:span></text:h>
      <text:h text:style-name="P19" text:outline-level="3"><text:bookmark text:name="yui_3_17_2_1_1542353871402_29"/><text:bookmark text:name="yui_3_17_2_1_1542353871402_36"/>Ćwiczenie 4. Porównanie EA, TS i SA - dokładne strojenie</text:h>
      <text:p text:style-name="P18"/>
      <text:p text:style-name="P13">The travelling thief problem</text:p>
      <text:p text:style-name="P5"/>
      <text:p text:style-name="P4">Metaheurystyki w rozwiązywaniu problemów</text:p>
      <text:p text:style-name="P4">PT 7: 30 </text:p>
      <text:p text:style-name="P4"/>
      <text:list xml:id="list2097371460" text:style-name="L1">
        <text:list-item>
          <text:p text:style-name="P7">Opis problemu</text:p>
        </text:list-item>
      </text:list>
      <text:p text:style-name="P2"><text:span text:style-name="T2"><text:tab/>The travelling thief problem jest to problem optymalizacyjny klasy NP zdefiniowany przez polkiego uczonego </text:span>Zbigniew<text:span text:style-name="T1">a</text:span> Michalewicz<text:span text:style-name="T1">a. Jest to połączenie problemu plecakowego i problemu komiwojażera. Problem ma odzwierciedlenie w rzeczywistości i jest modelowaniem m.in. optymalizacji specycji czy dostarczania zasobów do jednostek. Pełen opis problemu znajduje się pod adresem: </text:span><text:a xlink:type="simple" xlink:href="https://cs.adelaide.edu.au/~zbyszek/Papers/TTP.pdf" text:style-name="Internet_20_link" text:visited-style-name="Visited_20_Internet_20_Link"><text:span text:style-name="T1">https://cs.adelaide.edu.au/~zbyszek/Papers/TTP.pdf</text:span></text:a><text:span text:style-name="T1">. W ramach zadania trzeba znaleźć możliwie najlepsze rozwiązanie dla tego problemu. Krytwrium oceny jest jak nawiększy zysk czyli różnica sumy zysków przedniotóœ zabranych w <text:s/>poszczególnych miastach i kosztu wynajmu plecaka, który zależy od czasu podróży złodzieja międzyu miastami.</text:span></text:p>
      <text:p text:style-name="P1"/>
      <text:list xml:id="list94827385692147" text:continue-numbering="true" text:style-name="L1">
        <text:list-item>
          <text:p text:style-name="P7">Realizacja</text:p>
        </text:list-item>
      </text:list>
      <text:p text:style-name="P3"><text:tab/><text:span text:style-name="T6">W ramach czwatego ćwiczenia zostało przeprowadzone badanie i porównanie heurytych w wrozwiązywaniu pproblemu mobilengo złodzieja. Wyniki pochodzą z 10 uruchomień każdego algorytmu dla kadej e zdefiniowanych instancji problemu, którymi są: easy_0, easy_4, medium_0, medium_1, hard_1.</text:span></text:p>
      <text:p text:style-name="P1"/>
      <text:list xml:id="list94828088267760" text:continue-numbering="true" text:style-name="L1">
        <text:list-item>
          <text:p text:style-name="P7">Parametry</text:p>
        </text:list-item>
      </text:list>
      <text:p text:style-name="P1"><text:tab/><text:span text:style-name="T3">Do działania algorytm</text:span><text:span text:style-name="T4">ów</text:span><text:span text:style-name="T3"> </text:span><text:span text:style-name="T4">wybrano </text:span><text:span text:style-name="T3">parametry </text:span><text:span text:style-name="T4">które zostały na drodze eksperymwntów wybrane za optymalne</text:span><text:span text:style-name="T3">:</text:span></text:p>
      <text:p text:style-name="P1"><draw:frame draw:style-name="fr1" draw:name="Object1" text:anchor-type="paragraph" svg:x="0.9654in" svg:y="0.1272in" svg:width="4.7098in" svg:height="2.929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list xml:id="list94828352923645" text:continue-numbering="true" text:style-name="L1">
        <text:list-item>
          <text:p text:style-name="P16">Wyniki badań <text:span text:style-name="T7">i analiza porównawcza heurystyk</text:span></text:p>
        </text:list-item>
      </text:list>
      <text:p text:style-name="P14"><text:tab/></text:p>
      <text:p text:style-name="P14"/>
      <text:p text:style-name="P14"><draw:frame draw:style-name="fr3" draw:name="Object4" text:anchor-type="paragraph" svg:x="-0.0402in" svg:y="0.1602in" svg:width="6.8917in" svg:height="2.174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4"><draw:frame draw:style-name="fr3" draw:name="Object3" text:anchor-type="paragraph" svg:x="-0.0244in" svg:y="0.1154in" svg:width="6.8744in" svg:height="2.26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/>
      <text:p text:style-name="P14"/>
      <text:p text:style-name="P17"><text:tab/><text:span text:style-name="T7">Najbardziej skuteczną dla małych problemów spośród rozpatrzanych heurystych jest algorytm genetyczny, osiąga on wyniki bardzo dobre, przy zachowaniu dużej stabliności-odchylenie standardowe średniej z dziesięciu wyników jest najmniej sze ze spośród wszystkich pozosatałych heurystyk. <text:s/>Najmniej stabilnym dla małych problemów jest heurystyka symulowanego wyszarzania – wyniki są dosyć mocno zróżnicowane, jednak heurystyka ta osiągnęła również wnik najlepszy <text:tab/>dla problemu hard_0. Heurystyka TS wpisuje się w przestrzeń międy obiema heurystykami jeśli chodzi o odchylenie wyników, jednak prezentuje wyniki najgorsze dla małych problemów.</text:span></text:p>
      <text:p text:style-name="P9"><text:span text:style-name="T8"><text:tab/>Najmniej efektywną heurystyką jest Tabu Search, gdyż przy osiągnięciu wyników najgorszysz sprośród wszystkich heurystyk,czas wykonania jest najdłuższy.Jest on też najbardziej złożony pamięciowo. Symulowane wyszażanie jest najszybse sporód rozpatrzanych algorytmów i daje wyniki bliskie najlepszym tzrzymanym przy użyciu algorytmu genetycznego.</text:span></text:p>
      <text:p text:style-name="P9"><text:tab/><text:span text:style-name="T9">Największą trudność w implementacji stanowiło opracowanie algorytmu TS. Dodatkowo trudność zwiększało długi czas oczekiwania na wyniki przy badaniach skuteczności, gdyż algorytm był najwolniejszy. Zaletą jego był, że algorytm był łatwym w strojeniu</text:span></text:p>
      <text:p text:style-name="P6"/>
      <text:list xml:id="list94828782227146" text:continue-numbering="true" text:style-name="L1">
        <text:list-item>
          <text:p text:style-name="P8">Wnioski</text:p>
        </text:list-item>
      </text:list>
      <text:p text:style-name="P10"><text:span text:style-name="T9"><text:tab/>ność w implementacji stanowiło opracowanie algorytmu TS. Dodatkowo trudność zwiększało długi czas oczekiwania na wyniki przy badaniach skuteczności, gdyż algory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693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1:08:34.957443332</meta:creation-date>
    <dc:date>2018-11-16T09:48:27.084298767</dc:date>
    <meta:editing-duration>PT7H24M29S</meta:editing-duration>
    <meta:editing-cycles>15</meta:editing-cycles>
    <meta:generator>LibreOffice/6.1.3.2$Linux_X86_64 LibreOffice_project/10$Build-2</meta:generator>
    <meta:document-statistic meta:table-count="0" meta:image-count="0" meta:object-count="4" meta:page-count="3" meta:paragraph-count="19" meta:word-count="347" meta:character-count="2772" meta:non-whitespace-character-count="24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143.66pt"/>
    </style:style>
    <style:style style:name="co4" style:family="table-column">
      <style:table-column-properties fo:break-before="auto" style:column-width="96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17"/>
        </table:table-row>
        <table:table-row table:style-name="ro2">
          <table:table-cell table:number-columns-repeated="14"/>
          <table:table-cell table:style-name="ce27" office:value-type="string" calcext:value-type="string" table:number-columns-spanned="3" table:number-rows-spanned="1">
            <text:p>Parameters</text:p>
          </table:table-cell>
          <table:covered-table-cell table:style-name="ce31"/>
          <table:covered-table-cell table:style-name="ce36"/>
        </table:table-row>
        <table:table-row table:style-name="ro2">
          <table:table-cell table:number-columns-repeated="14"/>
          <table:table-cell table:style-name="ce28" office:value-type="string" calcext:value-type="string">
            <text:p>Algorithm</text:p>
          </table:table-cell>
          <table:table-cell table:style-name="ce32" office:value-type="string" calcext:value-type="string">
            <text:p>Name</text:p>
          </table:table-cell>
          <table:table-cell table:style-name="ce37" office:value-type="string" calcext:value-type="string">
            <text:p>Value</text:p>
          </table:table-cell>
        </table:table-row>
        <table:table-row table:style-name="ro2">
          <table:table-cell table:number-columns-repeated="14"/>
          <table:table-cell table:style-name="ce29" office:value-type="string" calcext:value-type="string" table:number-columns-spanned="1" table:number-rows-spanned="5">
            <text:p>GA</text:p>
          </table:table-cell>
          <table:table-cell table:style-name="ce33" office:value-type="string" calcext:value-type="string">
            <text:p>population_size</text:p>
          </table:table-cell>
          <table:table-cell table:style-name="ce38" office:value-type="float" office:value="130" calcext:value-type="float">
            <text:p>13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number_of_generations</text:p>
          </table:table-cell>
          <table:table-cell table:style-name="ce39" office:value-type="float" office:value="400" calcext:value-type="float">
            <text:p>40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crossover_probability</text:p>
          </table:table-cell>
          <table:table-cell table:style-name="ce39" office:value-type="float" office:value="0.119" calcext:value-type="float">
            <text:p>0.119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mutation_probability</text:p>
          </table:table-cell>
          <table:table-cell table:style-name="ce39" office:value-type="float" office:value="0.022" calcext:value-type="float">
            <text:p>0.022</text:p>
          </table:table-cell>
        </table:table-row>
        <table:table-row table:style-name="ro2">
          <table:table-cell table:number-columns-repeated="14"/>
          <table:covered-table-cell table:style-name="ce28"/>
          <table:table-cell table:style-name="ce35" office:value-type="string" calcext:value-type="string">
            <text:p>tournament_size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2">
          <table:table-cell table:number-columns-repeated="14"/>
          <table:table-cell table:style-name="ce29" office:value-type="string" calcext:value-type="string" table:number-columns-spanned="1" table:number-rows-spanned="2">
            <text:p>TS</text:p>
          </table:table-cell>
          <table:table-cell table:style-name="ce33" office:value-type="string" calcext:value-type="string">
            <text:p>ts_iterations</text:p>
          </table:table-cell>
          <table:table-cell table:style-name="ce38" office:value-type="float" office:value="800" calcext:value-type="float">
            <text:p>800</text:p>
          </table:table-cell>
        </table:table-row>
        <table:table-row table:style-name="ro2">
          <table:table-cell table:number-columns-repeated="14"/>
          <table:covered-table-cell table:style-name="ce28"/>
          <table:table-cell table:style-name="ce35" office:value-type="string" calcext:value-type="string">
            <text:p>tabu_duration</text:p>
          </table:table-cell>
          <table:table-cell table:style-name="ce40" office:value-type="float" office:value="120" calcext:value-type="float">
            <text:p>120</text:p>
          </table:table-cell>
        </table:table-row>
        <table:table-row table:style-name="ro2">
          <table:table-cell table:number-columns-repeated="14"/>
          <table:table-cell table:style-name="ce29" office:value-type="string" calcext:value-type="string" table:number-columns-spanned="1" table:number-rows-spanned="4">
            <text:p>SA</text:p>
          </table:table-cell>
          <table:table-cell table:style-name="ce33" office:value-type="string" calcext:value-type="string">
            <text:p>sa_iterations</text:p>
          </table:table-cell>
          <table:table-cell table:style-name="ce38" office:value-type="float" office:value="75000" calcext:value-type="float">
            <text:p>7500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starting_temperature</text:p>
          </table:table-cell>
          <table:table-cell table:style-name="ce39" office:value-type="float" office:value="200" calcext:value-type="float">
            <text:p>20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cooling_rate</text:p>
          </table:table-cell>
          <table:table-cell table:style-name="ce39" office:value-type="float" office:value="0.0001" calcext:value-type="float">
            <text:p>0.0001</text:p>
          </table:table-cell>
        </table:table-row>
        <table:table-row table:style-name="ro2">
          <table:table-cell table:number-columns-repeated="14"/>
          <table:covered-table-cell table:style-name="ce28"/>
          <table:table-cell table:style-name="ce35" office:value-type="string" calcext:value-type="string">
            <text:p>stop_temperature</text:p>
          </table:table-cell>
          <table:table-cell table:style-name="ce40" office:value-type="string" calcext:value-type="string">
            <text:p>0.000000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8:42:36.402122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6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54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36"/>
    <style:style style:name="ce60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65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36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29"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3">
            <text:p>File</text:p>
          </table:table-cell>
          <table:table-cell table:style-name="ce51" office:value-type="string" calcext:value-type="string" table:number-columns-spanned="4" table:number-rows-spanned="1">
            <text:p>SA</text:p>
          </table:table-cell>
          <table:covered-table-cell table:number-columns-repeated="2" table:style-name="ce56"/>
          <table:covered-table-cell table:style-name="ce62"/>
        </table:table-row>
        <table:table-row table:style-name="ro2">
          <table:covered-table-cell table:style-name="ce45"/>
          <table:table-cell table:style-name="ce9" office:value-type="string" calcext:value-type="string" table:number-columns-spanned="1" table:number-rows-spanned="2">
            <text:p>min</text:p>
          </table:table-cell>
          <table:table-cell table:style-name="ce14" office:value-type="string" calcext:value-type="string" table:number-columns-spanned="1" table:number-rows-spanned="2">
            <text:p>max</text:p>
          </table:table-cell>
          <table:table-cell table:style-name="ce18" office:value-type="string" calcext:value-type="string" table:number-columns-spanned="2" table:number-rows-spanned="1">
            <text:p>avg</text:p>
          </table:table-cell>
          <table:covered-table-cell table:style-name="ce18"/>
        </table:table-row>
        <table:table-row table:style-name="ro2">
          <table:covered-table-cell table:style-name="ce46"/>
          <table:covered-table-cell table:style-name="ce9"/>
          <table:covered-table-cell table:style-name="ce14"/>
          <table:table-cell table:style-name="ce14" office:value-type="string" calcext:value-type="string">
            <text:p>value</text:p>
          </table:table-cell>
          <table:table-cell table:style-name="ce63" office:value-type="string" calcext:value-type="string">
            <text:p>std. dev</text:p>
          </table:table-cell>
        </table:table-row>
        <table:table-row table:style-name="ro3">
          <table:table-cell table:style-name="ce47" office:value-type="string" calcext:value-type="string">
            <text:p>easy_1.ttp</text:p>
          </table:table-cell>
          <table:table-cell table:style-name="ce53" office:value-type="float" office:value="-412.015293718106" calcext:value-type="float">
            <text:p>-412.0</text:p>
          </table:table-cell>
          <table:table-cell table:style-name="ce58" office:value-type="float" office:value="4561.93492628328" calcext:value-type="float">
            <text:p>4561.9</text:p>
          </table:table-cell>
          <table:table-cell table:style-name="ce58" office:value-type="float" office:value="2941.11765616649" calcext:value-type="float">
            <text:p>2941.1</text:p>
          </table:table-cell>
          <table:table-cell table:style-name="ce64" office:value-type="float" office:value="1404.12858079919" calcext:value-type="float">
            <text:p>1404.1</text:p>
          </table:table-cell>
        </table:table-row>
        <table:table-row table:style-name="ro3">
          <table:table-cell table:style-name="ce48" office:value-type="string" calcext:value-type="string">
            <text:p>easy4_ttp</text:p>
          </table:table-cell>
          <table:table-cell table:style-name="ce54" office:value-type="float" office:value="-10486.9384761399" calcext:value-type="float">
            <text:p>-10486.9</text:p>
          </table:table-cell>
          <table:table-cell table:style-name="ce59" office:value-type="float" office:value="6881.90314403817" calcext:value-type="float">
            <text:p>6881.9</text:p>
          </table:table-cell>
          <table:table-cell table:style-name="ce59" office:value-type="float" office:value="2817.9690468036" calcext:value-type="float">
            <text:p>2818.0</text:p>
          </table:table-cell>
          <table:table-cell table:style-name="ce65" office:value-type="float" office:value="4789.84054389482" calcext:value-type="float">
            <text:p>4789.8</text:p>
          </table:table-cell>
        </table:table-row>
        <table:table-row table:style-name="ro3">
          <table:table-cell table:style-name="ce49" office:value-type="string" calcext:value-type="string">
            <text:p>medium_0.ttp</text:p>
          </table:table-cell>
          <table:table-cell table:style-name="ce54" office:value-type="float" office:value="-38528.5148519851" calcext:value-type="float">
            <text:p>-38528.5</text:p>
          </table:table-cell>
          <table:table-cell table:style-name="ce59" office:value-type="float" office:value="-7626.96189705189" calcext:value-type="float">
            <text:p>-7627.0</text:p>
          </table:table-cell>
          <table:table-cell table:style-name="ce59" office:value-type="float" office:value="-20656.5720175899" calcext:value-type="float">
            <text:p>-20656.6</text:p>
          </table:table-cell>
          <table:table-cell table:style-name="ce65" office:value-type="float" office:value="10427.0696693074" calcext:value-type="float">
            <text:p>10427.1</text:p>
          </table:table-cell>
        </table:table-row>
        <table:table-row table:style-name="ro3">
          <table:table-cell table:style-name="ce49" office:value-type="string" calcext:value-type="string">
            <text:p>medium_1.ttp</text:p>
          </table:table-cell>
          <table:table-cell table:style-name="ce54" office:value-type="float" office:value="-118195.933507775" calcext:value-type="float">
            <text:p>-118195.9</text:p>
          </table:table-cell>
          <table:table-cell table:style-name="ce59" office:value-type="float" office:value="-4020.04095889424" calcext:value-type="float">
            <text:p>-4020.0</text:p>
          </table:table-cell>
          <table:table-cell table:style-name="ce59" office:value-type="float" office:value="-35668.7434309885" calcext:value-type="float">
            <text:p>-35668.7</text:p>
          </table:table-cell>
          <table:table-cell table:style-name="ce65" office:value-type="float" office:value="30403.9531871536" calcext:value-type="float">
            <text:p>30404.0</text:p>
          </table:table-cell>
        </table:table-row>
        <table:table-row table:style-name="ro3">
          <table:table-cell table:style-name="ce50" office:value-type="string" calcext:value-type="string">
            <text:p>hard_0.ttp</text:p>
          </table:table-cell>
          <table:table-cell table:style-name="ce55" office:value-type="float" office:value="-546718.07230831" calcext:value-type="float">
            <text:p>-546718.1</text:p>
          </table:table-cell>
          <table:table-cell table:style-name="ce60" office:value-type="float" office:value="-414997.746339729" calcext:value-type="float">
            <text:p>-414997.7</text:p>
          </table:table-cell>
          <table:table-cell table:style-name="ce60" office:value-type="float" office:value="-490199.394437927" calcext:value-type="float">
            <text:p>-490199.4</text:p>
          </table:table-cell>
          <table:table-cell table:style-name="ce66" office:value-type="float" office:value="39033.5537677026" calcext:value-type="float">
            <text:p>39033.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8:50:28.312741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6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54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36"/>
    <style:style style:name="ce60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65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36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15"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3">
            <text:p>File</text:p>
          </table:table-cell>
          <table:table-cell table:style-name="ce51" office:value-type="string" calcext:value-type="string" table:number-columns-spanned="4" table:number-rows-spanned="1">
            <text:p>TS</text:p>
          </table:table-cell>
          <table:covered-table-cell table:number-columns-repeated="2" table:style-name="ce56"/>
          <table:covered-table-cell table:style-name="ce62"/>
        </table:table-row>
        <table:table-row table:style-name="ro3">
          <table:covered-table-cell table:style-name="ce45"/>
          <table:table-cell table:style-name="ce9" office:value-type="string" calcext:value-type="string" table:number-columns-spanned="1" table:number-rows-spanned="2">
            <text:p>min</text:p>
          </table:table-cell>
          <table:table-cell table:style-name="ce14" office:value-type="string" calcext:value-type="string" table:number-columns-spanned="1" table:number-rows-spanned="2">
            <text:p>max</text:p>
          </table:table-cell>
          <table:table-cell table:style-name="ce18" office:value-type="string" calcext:value-type="string" table:number-columns-spanned="2" table:number-rows-spanned="1">
            <text:p>avg</text:p>
          </table:table-cell>
          <table:covered-table-cell table:style-name="ce18"/>
        </table:table-row>
        <table:table-row table:style-name="ro2">
          <table:covered-table-cell table:style-name="ce46"/>
          <table:covered-table-cell table:style-name="ce9"/>
          <table:covered-table-cell table:style-name="ce14"/>
          <table:table-cell table:style-name="ce14" office:value-type="string" calcext:value-type="string">
            <text:p>value</text:p>
          </table:table-cell>
          <table:table-cell table:style-name="ce63" office:value-type="string" calcext:value-type="string">
            <text:p>std. dev</text:p>
          </table:table-cell>
        </table:table-row>
        <table:table-row table:style-name="ro2">
          <table:table-cell table:style-name="ce47" office:value-type="string" calcext:value-type="string">
            <text:p>easy_1.ttp</text:p>
          </table:table-cell>
          <table:table-cell table:style-name="ce53" office:value-type="float" office:value="-1166.55784814907" calcext:value-type="float">
            <text:p>-1166.6</text:p>
          </table:table-cell>
          <table:table-cell table:style-name="ce58" office:value-type="float" office:value="2548.75997225979" calcext:value-type="float">
            <text:p>2548.8</text:p>
          </table:table-cell>
          <table:table-cell table:style-name="ce58" office:value-type="float" office:value="907.662939291747" calcext:value-type="float">
            <text:p>907.7</text:p>
          </table:table-cell>
          <table:table-cell table:style-name="ce64" office:value-type="float" office:value="1102.77817712568" calcext:value-type="float">
            <text:p>1102.8</text:p>
          </table:table-cell>
        </table:table-row>
        <table:table-row table:style-name="ro2">
          <table:table-cell table:style-name="ce48" office:value-type="string" calcext:value-type="string">
            <text:p>easy4_ttp</text:p>
          </table:table-cell>
          <table:table-cell table:style-name="ce54" office:value-type="float" office:value="-7479.34206170867" calcext:value-type="float">
            <text:p>-7479.3</text:p>
          </table:table-cell>
          <table:table-cell table:style-name="ce59" office:value-type="float" office:value="785.458931499288" calcext:value-type="float">
            <text:p>785.5</text:p>
          </table:table-cell>
          <table:table-cell table:style-name="ce59" office:value-type="float" office:value="-2941.29974616983" calcext:value-type="float">
            <text:p>-2941.3</text:p>
          </table:table-cell>
          <table:table-cell table:style-name="ce65" office:value-type="float" office:value="2579.96239402643" calcext:value-type="float">
            <text:p>2580.0</text:p>
          </table:table-cell>
        </table:table-row>
        <table:table-row table:style-name="ro2">
          <table:table-cell table:style-name="ce49" office:value-type="string" calcext:value-type="string">
            <text:p>medium_0.ttp</text:p>
          </table:table-cell>
          <table:table-cell table:style-name="ce54" office:value-type="float" office:value="-41185.2095895147" calcext:value-type="float">
            <text:p>-41185.2</text:p>
          </table:table-cell>
          <table:table-cell table:style-name="ce59" office:value-type="float" office:value="-23873.6872114356" calcext:value-type="float">
            <text:p>-23873.7</text:p>
          </table:table-cell>
          <table:table-cell table:style-name="ce59" office:value-type="float" office:value="-31571.8449533596" calcext:value-type="float">
            <text:p>-31571.8</text:p>
          </table:table-cell>
          <table:table-cell table:style-name="ce65" office:value-type="float" office:value="4718.34486542268" calcext:value-type="float">
            <text:p>4718.3</text:p>
          </table:table-cell>
        </table:table-row>
        <table:table-row table:style-name="ro2">
          <table:table-cell table:style-name="ce49" office:value-type="string" calcext:value-type="string">
            <text:p>medium_1.ttp</text:p>
          </table:table-cell>
          <table:table-cell table:style-name="ce54" office:value-type="float" office:value="-77869.1786656725" calcext:value-type="float">
            <text:p>-77869.2</text:p>
          </table:table-cell>
          <table:table-cell table:style-name="ce59" office:value-type="float" office:value="-37675.5490985253" calcext:value-type="float">
            <text:p>-37675.5</text:p>
          </table:table-cell>
          <table:table-cell table:style-name="ce59" office:value-type="float" office:value="-55209.4746403222" calcext:value-type="float">
            <text:p>-55209.5</text:p>
          </table:table-cell>
          <table:table-cell table:style-name="ce65" office:value-type="float" office:value="10897.8132804631" calcext:value-type="float">
            <text:p>10897.8</text:p>
          </table:table-cell>
        </table:table-row>
        <table:table-row table:style-name="ro2">
          <table:table-cell table:style-name="ce50" office:value-type="string" calcext:value-type="string">
            <text:p>hard_0.ttp</text:p>
          </table:table-cell>
          <table:table-cell table:style-name="ce55" office:value-type="float" office:value="-496237.917305774" calcext:value-type="float">
            <text:p>-496237.9</text:p>
          </table:table-cell>
          <table:table-cell table:style-name="ce60" office:value-type="float" office:value="-381223.982967649" calcext:value-type="float">
            <text:p>-381224.0</text:p>
          </table:table-cell>
          <table:table-cell table:style-name="ce60" office:value-type="float" office:value="-422606.062129979" calcext:value-type="float">
            <text:p>-422606.1</text:p>
          </table:table-cell>
          <table:table-cell table:style-name="ce66" office:value-type="float" office:value="40024.1699166505" calcext:value-type="float">
            <text:p>40024.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9:09:43.69831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6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11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136"/>
    <style:style style:name="ce17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36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54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36"/>
    <style:style style:name="ce60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65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36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49"/>
        <table:table-column table:style-name="co2" table:default-cell-style-name="ce54"/>
        <table:table-column table:style-name="co3" table:default-cell-style-name="ce59"/>
        <table:table-column table:style-name="co4" table:default-cell-style-name="ce59"/>
        <table:table-column table:style-name="co3" table:default-cell-style-name="ce65"/>
        <table:table-row table:style-name="ro1">
          <table:table-cell table:style-name="ce44" office:value-type="string" calcext:value-type="string" table:number-columns-spanned="1" table:number-rows-spanned="3">
            <text:p>File</text:p>
          </table:table-cell>
          <table:table-cell table:style-name="ce51" office:value-type="string" calcext:value-type="string" table:number-columns-spanned="4" table:number-rows-spanned="1">
            <text:p>GA</text:p>
          </table:table-cell>
          <table:covered-table-cell table:number-columns-repeated="2" table:style-name="ce56"/>
          <table:covered-table-cell table:style-name="ce62"/>
        </table:table-row>
        <table:table-row table:style-name="ro2">
          <table:covered-table-cell table:style-name="ce45"/>
          <table:table-cell table:style-name="ce52" office:value-type="string" calcext:value-type="string" table:number-columns-spanned="1" table:number-rows-spanned="2">
            <text:p>min</text:p>
          </table:table-cell>
          <table:table-cell table:style-name="ce57" office:value-type="string" calcext:value-type="string" table:number-columns-spanned="1" table:number-rows-spanned="2">
            <text:p>max</text:p>
          </table:table-cell>
          <table:table-cell table:style-name="ce61" office:value-type="string" calcext:value-type="string" table:number-columns-spanned="2" table:number-rows-spanned="1">
            <text:p>avg</text:p>
          </table:table-cell>
          <table:covered-table-cell table:style-name="ce61"/>
        </table:table-row>
        <table:table-row table:style-name="ro1">
          <table:covered-table-cell table:style-name="ce46"/>
          <table:covered-table-cell table:style-name="ce52"/>
          <table:covered-table-cell table:style-name="ce57"/>
          <table:table-cell table:style-name="ce57" office:value-type="string" calcext:value-type="string">
            <text:p>value</text:p>
          </table:table-cell>
          <table:table-cell table:style-name="ce63" office:value-type="string" calcext:value-type="string">
            <text:p>std. dev</text:p>
          </table:table-cell>
        </table:table-row>
        <table:table-row table:style-name="ro3">
          <table:table-cell table:style-name="ce47" office:value-type="string" calcext:value-type="string">
            <text:p>easy_1.ttp</text:p>
          </table:table-cell>
          <table:table-cell table:style-name="ce53" office:value-type="float" office:value="3811.07663353589" calcext:value-type="float">
            <text:p>3811.1</text:p>
          </table:table-cell>
          <table:table-cell table:style-name="ce58" office:value-type="float" office:value="5037.97399501068" calcext:value-type="float">
            <text:p>5038.0</text:p>
          </table:table-cell>
          <table:table-cell table:style-name="ce58" office:value-type="float" office:value="4638.6514253493" calcext:value-type="float">
            <text:p>4638.7</text:p>
          </table:table-cell>
          <table:table-cell table:style-name="ce64" office:value-type="float" office:value="374.267534107431" calcext:value-type="float">
            <text:p>374.3</text:p>
          </table:table-cell>
        </table:table-row>
        <table:table-row table:style-name="ro3">
          <table:table-cell table:style-name="ce48" office:value-type="string" calcext:value-type="string">
            <text:p>easy4_ttp</text:p>
          </table:table-cell>
          <table:table-cell office:value-type="float" office:value="2274.74278594496" calcext:value-type="float">
            <text:p>2274.7</text:p>
          </table:table-cell>
          <table:table-cell office:value-type="float" office:value="9324.70362565609" calcext:value-type="float">
            <text:p>9324.7</text:p>
          </table:table-cell>
          <table:table-cell office:value-type="float" office:value="6221.59705797697" calcext:value-type="float">
            <text:p>6221.6</text:p>
          </table:table-cell>
          <table:table-cell office:value-type="float" office:value="2189.94008584317" calcext:value-type="float">
            <text:p>2189.9</text:p>
          </table:table-cell>
        </table:table-row>
        <table:table-row table:style-name="ro3">
          <table:table-cell office:value-type="string" calcext:value-type="string">
            <text:p>medium_0.ttp</text:p>
          </table:table-cell>
          <table:table-cell office:value-type="float" office:value="-20171.0980543314" calcext:value-type="float">
            <text:p>-20171.1</text:p>
          </table:table-cell>
          <table:table-cell office:value-type="float" office:value="-1084.81710727817" calcext:value-type="float">
            <text:p>-1084.8</text:p>
          </table:table-cell>
          <table:table-cell office:value-type="float" office:value="-8064.67522706459" calcext:value-type="float">
            <text:p>-8064.7</text:p>
          </table:table-cell>
          <table:table-cell office:value-type="float" office:value="5958.62576489023" calcext:value-type="float">
            <text:p>5958.6</text:p>
          </table:table-cell>
        </table:table-row>
        <table:table-row table:style-name="ro3">
          <table:table-cell office:value-type="string" calcext:value-type="string">
            <text:p>medium_1.ttp</text:p>
          </table:table-cell>
          <table:table-cell office:value-type="float" office:value="-13038.1312595044" calcext:value-type="float">
            <text:p>-13038.1</text:p>
          </table:table-cell>
          <table:table-cell office:value-type="float" office:value="12674.1115865605" calcext:value-type="float">
            <text:p>12674.1</text:p>
          </table:table-cell>
          <table:table-cell office:value-type="float" office:value="464.790857250581" calcext:value-type="float">
            <text:p>464.8</text:p>
          </table:table-cell>
          <table:table-cell office:value-type="float" office:value="8321.85201708703" calcext:value-type="float">
            <text:p>8321.9</text:p>
          </table:table-cell>
        </table:table-row>
        <table:table-row table:style-name="ro3">
          <table:table-cell table:style-name="ce50" office:value-type="string" calcext:value-type="string">
            <text:p>hard_0.ttp</text:p>
          </table:table-cell>
          <table:table-cell table:style-name="ce55" office:value-type="float" office:value="-2422845.31881522" calcext:value-type="float">
            <text:p>-2422845.3</text:p>
          </table:table-cell>
          <table:table-cell table:style-name="ce60" office:value-type="float" office:value="-2234057.91257384" calcext:value-type="float">
            <text:p>-2234057.9</text:p>
          </table:table-cell>
          <table:table-cell table:style-name="ce60" office:value-type="float" office:value="-2330770.33633124" calcext:value-type="float">
            <text:p>-2330770.3</text:p>
          </table:table-cell>
          <table:table-cell table:style-name="ce66" office:value-type="float" office:value="53030.1709392078" calcext:value-type="float">
            <text:p>53030.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8:51:46.927567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